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AU"/>
    </style:style>
    <style:style style:name="P2" style:parent-style-name="Standard" style:family="paragraph">
      <style:text-properties fo:language="en" fo:country="AU"/>
    </style:style>
    <style:style style:name="P3" style:parent-style-name="Standard" style:family="paragraph">
      <style:text-properties fo:background-color="#FFF5CE" fo:language="en" fo:country="AU"/>
    </style:style>
    <style:style style:name="P4" style:parent-style-name="Standard" style:family="paragraph">
      <style:text-properties fo:language="en" fo:country="AU"/>
    </style:style>
    <style:style style:name="P5" style:parent-style-name="Standard" style:family="paragraph">
      <style:text-properties fo:language="en" fo:country="AU"/>
    </style:style>
    <style:style style:name="P6" style:parent-style-name="Standard" style:family="paragraph">
      <style:text-properties fo:language="en" fo:country="AU"/>
    </style:style>
    <style:style style:name="P7" style:parent-style-name="Standard" style:family="paragraph">
      <style:text-properties fo:background-color="#FFF5CE" fo:language="en" fo:country="AU"/>
    </style:style>
    <style:style style:name="P8" style:parent-style-name="Standard" style:family="paragraph">
      <style:text-properties fo:language="en" fo:country="AU"/>
    </style:style>
    <style:style style:name="P9" style:parent-style-name="Standard" style:family="paragraph">
      <style:text-properties fo:language="en" fo:country="AU"/>
    </style:style>
    <style:style style:name="P10" style:parent-style-name="Standard" style:family="paragraph">
      <style:text-properties fo:language="en" fo:country="AU"/>
    </style:style>
    <style:style style:name="P11" style:parent-style-name="Standard" style:family="paragraph">
      <style:text-properties fo:background-color="#FFF5CE" fo:language="en" fo:country="AU"/>
    </style:style>
    <style:style style:name="P12" style:parent-style-name="Standard" style:family="paragraph">
      <style:text-properties fo:language="en" fo:country="AU"/>
    </style:style>
    <style:style style:name="P13" style:parent-style-name="Standard" style:family="paragraph">
      <style:text-properties fo:language="en" fo:country="AU"/>
    </style:style>
    <style:style style:name="P14" style:parent-style-name="Standard" style:family="paragraph">
      <style:text-properties fo:language="en" fo:country="AU"/>
    </style:style>
    <style:style style:name="T15" style:parent-style-name="Fuentedepárrafopredeter." style:family="text">
      <style:text-properties fo:background-color="#FFF5CE" fo:language="en" fo:country="AU"/>
    </style:style>
    <style:style style:name="P16" style:parent-style-name="Standard" style:family="paragraph">
      <style:text-properties fo:language="en" fo:country="AU"/>
    </style:style>
    <style:style style:name="P17" style:parent-style-name="Standard" style:family="paragraph">
      <style:text-properties fo:background-color="#FFF5CE" fo:language="en" fo:country="AU"/>
    </style:style>
    <style:style style:name="P18" style:parent-style-name="Standard" style:family="paragraph">
      <style:text-properties fo:language="en" fo:country="AU"/>
    </style:style>
    <style:style style:name="P19" style:parent-style-name="Standard" style:family="paragraph">
      <style:text-properties fo:language="en" fo:country="AU"/>
    </style:style>
    <style:style style:name="P20" style:parent-style-name="Standard" style:family="paragraph">
      <style:text-properties fo:language="en" fo:country="AU"/>
    </style:style>
    <style:style style:name="P21" style:parent-style-name="Standard" style:family="paragraph">
      <style:text-properties fo:background-color="#FFF5CE" fo:language="en" fo:country="AU"/>
    </style:style>
    <style:style style:name="P22" style:parent-style-name="Standard" style:family="paragraph">
      <style:text-properties fo:language="en" fo:country="AU"/>
    </style:style>
    <style:style style:name="P23" style:parent-style-name="Standard" style:family="paragraph">
      <style:text-properties fo:language="en" fo:country="AU"/>
    </style:style>
    <style:style style:name="P24" style:parent-style-name="Standard" style:family="paragraph">
      <style:text-properties fo:language="en" fo:country="AU"/>
    </style:style>
    <style:style style:name="P25" style:parent-style-name="Standard" style:family="paragraph">
      <style:text-properties fo:background-color="#FFF5CE" fo:language="en" fo:country="AU"/>
    </style:style>
    <style:style style:name="P26" style:parent-style-name="Standard" style:family="paragraph">
      <style:text-properties fo:language="en" fo:country="AU"/>
    </style:style>
    <style:style style:name="P27" style:parent-style-name="Standard" style:family="paragraph">
      <style:text-properties fo:language="en" fo:country="AU"/>
    </style:style>
    <style:style style:name="P28" style:parent-style-name="Standard" style:family="paragraph">
      <style:text-properties fo:language="en" fo:country="AU"/>
    </style:style>
    <style:style style:name="P29" style:parent-style-name="Standard" style:family="paragraph">
      <style:text-properties fo:language="en" fo:country="AU"/>
    </style:style>
    <style:style style:name="P30" style:parent-style-name="Standard" style:family="paragraph">
      <style:text-properties fo:language="en" fo:country="AU"/>
    </style:style>
    <style:style style:name="P31" style:parent-style-name="Standard" style:family="paragraph">
      <style:text-properties fo:background-color="#FFF5CE" fo:language="en" fo:country="AU"/>
    </style:style>
  </office:automatic-styles>
  <office:body>
    <office:text text:use-soft-page-breaks="true">
      <text:p text:style-name="P1">I. Good morning. Can I help you?</text:p>
      <text:p text:style-name="P2"/>
      <text:p text:style-name="P3">R. Hello. I want to buy a device for my lessons.</text:p>
      <text:p text:style-name="P4"/>
      <text:p text:style-name="P5">I. What kind of device were you thinking about?</text:p>
      <text:p text:style-name="P6"/>
      <text:p text:style-name="P7">R. I don’t know. Maybe a tablet or a laptop.</text:p>
      <text:p text:style-name="P8"/>
      <text:p text:style-name="P9">I. Okey, we have two devices that could fit well. I can show you this Samsung Galaxy Tab 3.7, with 7 inches and 8 gigabytes of capacity. On the other hand, I have a laptop, an Asus Aspire 15 with 6 inches of screen, 500 GB of capacity, 8 GB of RAM<text:s/>and Microsoft Windows 8.</text:p>
      <text:p text:style-name="P10"/>
      <text:p text:style-name="P11">R. I’m not sure. Could you give me more information?</text:p>
      <text:p text:style-name="P12"/>
      <text:p text:style-name="P13">I. Well, do you need the device for something else apart from academy needs?</text:p>
      <text:p text:style-name="P14"/>
      <text:p text:style-name="Standard"><text:span text:style-name="T15">R. No, only for lessons.</text:span></text:p>
      <text:p text:style-name="P16"/>
      <text:p text:style-name="P17">R. Which are the prices of both of them?</text:p>
      <text:p text:style-name="P18"/>
      <text:p text:style-name="P19">I. The tablet costs 199 euros, and the laptop is about 750.</text:p>
      <text:p text:style-name="P20"/>
      <text:p text:style-name="P21">R. I’m not sure. Do I have a discount?</text:p>
      <text:p text:style-name="P22"/>
      <text:p text:style-name="P23">I. Well, I can offer you a 10% student discount.</text:p>
      <text:p text:style-name="P24"/>
      <text:p text:style-name="P25">R. Thank you, I want the tablet.</text:p>
      <text:p text:style-name="P26"/>
      <text:p text:style-name="P27">I. Here you have. Thanks for your visit.</text:p>
      <text:p text:style-name="P28"/>
      <text:p text:style-name="P29"/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LERO POLICARPO, RUBÉN</dc:creator>
    <meta:creation-date>2023-10-16T13:39:00Z</meta:creation-date>
    <dc:date>2023-10-19T07:54:00Z</dc:date>
    <meta:template xlink:href="Normal.dotm" xlink:type="simple"/>
    <meta:editing-cycles>4</meta:editing-cycles>
    <meta:editing-duration>PT4260S</meta:editing-duration>
    <meta:document-statistic meta:page-count="1" meta:paragraph-count="1" meta:word-count="135" meta:character-count="882" meta:row-count="6" meta:non-whitespace-character-count="748"/>
  </office:meta>
</office:document-meta>
</file>